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6.3cm" svg:height="1.25cm" svg:x="2.05cm" svg:y="1.65cm">
          <text:p text:style-name="P1">Original Raspberry Kerne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6.05cm" svg:height="1.4cm" svg:x="2.175cm" svg:y="3.65cm">
          <text:p text:style-name="P1">Include other modules such as I2C.</text:p>
          <text:p text:style-name="P1">Personalize with HS Esslingen logo.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5.95cm" svg:height="0.95cm" svg:x="2.225cm" svg:y="5.85cm">
          <text:p text:style-name="P1">Compile the kernel and burn the image on the SD c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15.65cm" svg:height="1.5cm" svg:x="2.375cm" svg:y="7.35cm">
          <text:p text:style-name="P1">Include Bootloader on the micro SD c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3.15cm" svg:height="1.1cm" svg:x="3.625cm" svg:y="9.4cm">
          <text:p text:style-name="P1">Insert the SD card in the Raspberry Hardwa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9.5cm" svg:height="1.25cm" svg:x="5.45cm" svg:y="11.15cm">
          <text:p text:style-name="P1">Boot the kernel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1.95cm" svg:height="2cm" svg:x="4.225cm" svg:y="13.1cm">
          <text:p text:style-name="P1">Compile the Helikopter Source 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4.3cm" svg:height="1.7cm" svg:x="3.05cm" svg:y="15.75cm">
          <text:p text:style-name="P1">Copy the Helikopter binary to Raspberry Hardware</text:p>
          <text:p text:style-name="P1">and execute the binary.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2cm" svg:height="2.1cm" svg:x="4.2cm" svg:y="18.1cm">
          <text:p text:style-name="P1">Use GDB to Debug the source code</text:p>
          <text:p text:style-name="P1">on your native machine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2.9cm" svg:x2="10.2cm" svg:y2="3.65cm" draw:start-shape="id1" draw:end-shape="id2" svg:d="M10200 2900v750" svg:viewBox="0 0 1 751">
          <text:p/>
        </draw:connector>
        <draw:connector draw:style-name="gr2" draw:text-style-name="P1" draw:layer="layout" draw:type="line" svg:x1="10.2cm" svg:y1="5.05cm" svg:x2="10.2cm" svg:y2="5.85cm" draw:start-shape="id2" draw:end-shape="id3" svg:d="M10200 5050v800" svg:viewBox="0 0 1 801">
          <text:p/>
        </draw:connector>
        <draw:connector draw:style-name="gr2" draw:text-style-name="P1" draw:layer="layout" draw:type="line" svg:x1="10.2cm" svg:y1="6.8cm" svg:x2="10.2cm" svg:y2="7.35cm" draw:start-shape="id3" draw:end-shape="id4" draw:end-glue-point="0" svg:d="M10200 6800v550" svg:viewBox="0 0 1 551">
          <text:p/>
        </draw:connector>
        <draw:connector draw:style-name="gr2" draw:text-style-name="P1" draw:layer="layout" draw:type="line" svg:x1="10.2cm" svg:y1="8.85cm" svg:x2="10.2cm" svg:y2="9.4cm" draw:start-shape="id4" draw:end-shape="id5" draw:end-glue-point="0" svg:d="M10200 8850v550" svg:viewBox="0 0 1 551">
          <text:p/>
        </draw:connector>
        <draw:connector draw:style-name="gr2" draw:text-style-name="P1" draw:layer="layout" draw:type="line" svg:x1="10.2cm" svg:y1="10.5cm" svg:x2="10.2cm" svg:y2="11.15cm" draw:start-shape="id5" draw:start-glue-point="2" draw:end-shape="id6" draw:end-glue-point="0" svg:d="M10200 10500v650" svg:viewBox="0 0 1 651">
          <text:p/>
        </draw:connector>
        <draw:connector draw:style-name="gr2" draw:text-style-name="P1" draw:layer="layout" draw:type="line" svg:x1="10.2cm" svg:y1="12.4cm" svg:x2="10.2cm" svg:y2="13.1cm" draw:start-shape="id6" draw:end-shape="id7" svg:d="M10200 12400v700" svg:viewBox="0 0 1 701">
          <text:p/>
        </draw:connector>
        <draw:connector draw:style-name="gr2" draw:text-style-name="P1" draw:layer="layout" draw:type="line" svg:x1="10.2cm" svg:y1="15.1cm" svg:x2="10.2cm" svg:y2="15.75cm" draw:start-shape="id7" draw:end-shape="id8" svg:d="M10200 15100v650" svg:viewBox="0 0 1 651">
          <text:p/>
        </draw:connector>
        <draw:connector draw:style-name="gr2" draw:text-style-name="P1" draw:layer="layout" draw:type="line" svg:x1="10.2cm" svg:y1="17.45cm" svg:x2="10.2cm" svg:y2="18.1cm" draw:start-shape="id8" draw:end-shape="id9" svg:d="M10200 17450v650" svg:viewBox="0 0 1 651">
          <text:p/>
        </draw:connector>
        <draw:frame draw:style-name="gr3" draw:text-style-name="P2" draw:layer="layout" svg:width="11.35cm" svg:height="2.15cm" svg:x="5.3cm" svg:y="25.7cm">
          <draw:text-box>
            <text:p><text:span text:style-name="T1">Embedded Kernel Bootloader and Application Software Development</text:span></text:p>
          </draw:text-box>
        </draw:frame>
        <draw:custom-shape draw:style-name="gr1" draw:text-style-name="P1" draw:layer="layout" svg:width="12cm" svg:height="2.1cm" svg:x="4.2cm" svg:y="20.8cm">
          <text:p text:style-name="P1">Port MATLAB generated </text:p>
          <text:p text:style-name="P1">Hovering@Home 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20.15cm" svg:x2="10.2cm" svg:y2="20.8cm" svg:d="M10200 20150v650" svg:viewBox="0 0 1 651">
          <text:p/>
        </draw:connector>
        <draw:custom-shape draw:style-name="gr1" draw:text-style-name="P1" draw:layer="layout" svg:width="12cm" svg:height="2.1cm" svg:x="4.2cm" svg:y="23.3cm">
          <text:p text:style-name="P1">Hardware in Loop Tes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2cm" svg:y1="22.75cm" svg:x2="10.2cm" svg:y2="23.4cm" svg:d="M10200 22750v650" svg:viewBox="0 0 1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5:29:25.529773963</meta:creation-date>
    <dc:date>2017-03-21T18:41:49.136312846</dc:date>
    <meta:editing-duration>PT10M33S</meta:editing-duration>
    <meta:editing-cycles>6</meta:editing-cycles>
    <meta:generator>LibreOffice/4.2.8.2$Linux_X86_64 LibreOffice_project/420m0$Build-2</meta:generator>
    <meta:document-statistic meta:object-count="22"/>
  </office:meta>
</office:document-meta>
</file>